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ckingWebSocketSession.sendMessage( WebSocketMessage &lt; ? &gt;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lockingWebSocketSession.initSendL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ingWebSocketSession.bl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